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Arial"/>
    </style:style>
    <style:style style:name="T44" style:parent-style-name="DefaultParagraphFont" style:family="text">
      <style:text-properties style:font-name="Arial" style:text-position="super 66.6%"/>
    </style:style>
    <style:style style:name="T45" style:parent-style-name="DefaultParagraphFont" style:family="text">
      <style:text-properties style:font-name="Arial"/>
    </style:style>
    <style:style style:name="P46" style:parent-style-name="WW-TableHeading" style:family="paragraph">
      <style:paragraph-properties fo:text-align="start"/>
      <style:text-properties style:font-name="Ari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Hyperlink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2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/>
      <style:text-properties style:font-name="Arial"/>
    </style:style>
    <style:style style:name="TableColumn63" style:family="table-column">
      <style:table-column-properties style:column-width="0.8673in" style:use-optimal-column-width="false"/>
    </style:style>
    <style:style style:name="TableColumn64" style:family="table-column">
      <style:table-column-properties style:column-width="1.4659in" style:use-optimal-column-width="false"/>
    </style:style>
    <style:style style:name="TableColumn65" style:family="table-column">
      <style:table-column-properties style:column-width="0.9645in" style:use-optimal-column-width="false"/>
    </style:style>
    <style:style style:name="TableColumn66" style:family="table-column">
      <style:table-column-properties style:column-width="3.4041in" style:use-optimal-column-width="false"/>
    </style:style>
    <style:style style:name="Table62" style:family="table">
      <style:table-properties style:width="6.702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WW-TableHeading1" style:family="paragraph">
      <style:text-properties style:font-name="Arial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WW-TableHeading1" style:family="paragraph">
      <style:text-properties style:font-name="Arial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WW-TableHeading1" style:family="paragraph">
      <style:text-properties style:font-name="Arial"/>
    </style:style>
    <style:style style:name="P74" style:parent-style-name="WW-TableHeading1" style:family="paragraph">
      <style:text-properties style:font-name="Arial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WW-TableHeading1" style:family="paragraph">
      <style:text-properties style:font-name="Aria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WW-TableContents1" style:family="paragraph">
      <style:text-properties style:font-name="Arial" fo:font-size="10pt" style:font-size-asian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WW-TableContents1" style:family="paragraph">
      <style:text-properties style:font-name="Arial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WW-TableContents1" style:family="paragraph">
      <style:text-properties style:font-name="Arial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WW-TableContents1" style:family="paragraph">
      <style:text-properties style:font-name="Arial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WW-TableContents1" style:family="paragraph">
      <style:text-properties style:font-name="Arial" fo:font-size="10pt" style:font-size-asian="10pt"/>
    </style:style>
    <style:style style:name="P9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6" style:parent-style-name="WW-TableHeading" style:family="paragraph">
      <style:paragraph-properties fo:break-before="page"/>
    </style:style>
    <style:style style:name="T97" style:parent-style-name="DefaultParagraphFont" style:family="text">
      <style:text-properties style:font-name="Arial" fo:font-style="normal" style:font-style-asian="normal" fo:font-size="10pt" style:font-size-asian="10pt" fo:language="en" fo:country="PH"/>
    </style:style>
    <style:style style:name="P98" style:parent-style-name="Normal" style:family="paragraph">
      <style:paragraph-properties fo:text-align="center"/>
      <style:text-properties style:font-name="Arial" style:font-name-complex="Arial"/>
    </style:style>
    <style:style style:name="P99" style:parent-style-name="Normal" style:family="paragraph">
      <style:paragraph-properties fo:text-align="center"/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 fo:font-size="8pt" style:font-size-asian="8pt"/>
    </style:style>
    <style:style style:name="P101" style:parent-style-name="Normal" style:family="paragraph">
      <style:paragraph-properties fo:text-align="center"/>
      <style:text-properties style:font-name="Arial" style:font-name-complex="Arial"/>
    </style:style>
    <style:style style:name="P102" style:parent-style-name="Normal" style:family="paragraph">
      <style:text-properties style:font-name="Arial" style:font-name-complex="Arial" fo:font-size="8pt" style:font-size-asian="8pt"/>
    </style:style>
    <style:style style:name="P103" style:parent-style-name="Normal" style:family="paragraph">
      <style:text-properties style:font-name="Arial" style:font-name-complex="Arial" fo:font-size="8pt" style:font-size-asian="8pt"/>
    </style:style>
    <style:style style:name="P104" style:parent-style-name="Normal" style:family="paragraph">
      <style:text-properties style:font-name="Arial" style:font-name-complex="Arial" fo:font-size="8pt" style:font-size-asian="8pt"/>
    </style:style>
    <style:style style:name="P105" style:parent-style-name="Normal" style:family="paragraph">
      <style:text-properties style:font-name="Arial" style:font-name-complex="Arial" fo:font-size="8pt" style:font-size-asian="8pt"/>
    </style:style>
    <style:style style:name="P106" style:parent-style-name="Normal" style:family="paragraph">
      <style:paragraph-properties fo:text-align="center"/>
      <style:text-properties style:font-name="Arial" style:font-name-complex="Arial"/>
    </style:style>
    <style:style style:name="T107" style:parent-style-name="DefaultParagraphFont" style:family="text">
      <style:text-properties style:font-name="Arial" fo:font-style="normal" style:font-style-asian="normal" fo:font-size="10pt" style:font-size-asian="10pt" fo:language="en" fo:country="PH"/>
    </style:style>
    <style:style style:name="P108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09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0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T111" style:parent-style-name="DefaultParagraphFont" style:family="text">
      <style:text-properties style:font-name="Arial" fo:font-style="normal" style:font-style-asian="normal" fo:font-size="10pt" style:font-size-asian="10pt"/>
    </style:style>
    <style:style style:name="T112" style:parent-style-name="DefaultParagraphFont" style:family="text">
      <style:text-properties style:font-name="Arial" fo:font-weight="normal" style:font-weight-asian="normal" fo:font-style="normal" style:font-style-asian="normal" fo:font-size="10pt" style:font-size-asian="10pt"/>
    </style:style>
    <style:style style:name="P113" style:parent-style-name="Standard" style:family="paragraph">
      <style:paragraph-properties fo:margin-left="1.4895in" fo:text-indent="-1.4895in">
        <style:tab-stops/>
      </style:paragraph-properties>
      <style:text-properties style:font-name="Arial" fo:font-style="italic" style:font-style-asian="italic" style:font-style-complex="italic"/>
    </style:style>
    <style:style style:name="P114" style:parent-style-name="Standard" style:family="paragraph">
      <style:paragraph-properties fo:margin-left="1.4895in" fo:text-indent="-1.4895in">
        <style:tab-stops/>
      </style:paragraph-properties>
    </style:style>
    <style:style style:name="T115" style:parent-style-name="DefaultParagraphFont" style:family="text">
      <style:text-properties style:font-name="Arial" fo:font-style="italic" style:font-style-asian="italic" style:font-style-complex="italic"/>
    </style:style>
    <style:style style:name="T116" style:parent-style-name="DefaultParagraphFont" style:family="text">
      <style:text-properties style:font-name="Arial"/>
    </style:style>
    <style:style style:name="T117" style:parent-style-name="DefaultParagraphFont" style:family="text">
      <style:text-properties style:font-name="Arial"/>
    </style:style>
    <style:style style:name="T118" style:parent-style-name="DefaultParagraphFont" style:family="text">
      <style:text-properties style:font-name="Arial" fo:font-size="10pt" style:font-size-asian="10pt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paragraph-properties fo:margin-left="1.4791in" fo:text-indent="-1.4895in">
        <style:tab-stops/>
      </style:paragraph-properties>
    </style:style>
    <style:style style:name="T121" style:parent-style-name="DefaultParagraphFont" style:family="text">
      <style:text-properties style:font-name="Arial" fo:font-style="italic" style:font-style-asian="italic" style:font-style-complex="italic"/>
    </style:style>
    <style:style style:name="T122" style:parent-style-name="DefaultParagraphFont" style:family="text">
      <style:text-properties style:font-name="Arial"/>
    </style:style>
    <style:style style:name="T123" style:parent-style-name="DefaultParagraphFont" style:family="text">
      <style:text-properties style:font-name="Arial"/>
    </style:style>
    <style:style style:name="T124" style:parent-style-name="DefaultParagraphFont" style:family="text">
      <style:text-properties style:font-name="Arial" fo:font-size="10pt" style:font-size-asian="10pt"/>
    </style:style>
    <style:style style:name="T125" style:parent-style-name="DefaultParagraphFont" style:family="text">
      <style:text-properties style:font-name="Arial" fo:font-size="10pt" style:font-size-asian="10pt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27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28" style:parent-style-name="Standard" style:family="paragraph">
      <style:paragraph-properties fo:margin-left="-0.0104in">
        <style:tab-stops/>
      </style:paragraph-properties>
    </style:style>
    <style:style style:name="T129" style:parent-style-name="DefaultParagraphFont" style:family="text">
      <style:text-properties style:font-name="Arial" fo:font-style="italic" style:font-style-asian="italic" style:font-style-complex="italic"/>
    </style:style>
    <style:style style:name="T130" style:parent-style-name="DefaultParagraphFont" style:family="text">
      <style:text-properties style:font-name="Arial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2" style:parent-style-name="Standard" style:family="paragraph">
      <style:paragraph-properties fo:margin-left="-0.0104in">
        <style:tab-stops/>
      </style:paragraph-properties>
    </style:style>
    <style:style style:name="T133" style:parent-style-name="DefaultParagraphFont" style:family="text">
      <style:text-properties style:font-name="Arial" fo:font-style="italic" style:font-style-asian="italic" style:font-style-complex="italic"/>
    </style:style>
    <style:style style:name="T134" style:parent-style-name="DefaultParagraphFont" style:family="text">
      <style:text-properties style:font-name="Arial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6" style:parent-style-name="Standard" style:family="paragraph">
      <style:text-properties style:font-name="Arial" fo:font-size="10pt" style:font-size-asian="10pt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4" style:parent-style-name="Standard" style:family="paragraph">
      <style:paragraph-properties fo:margin-left="-0.0104in">
        <style:tab-stops/>
      </style:paragraph-properties>
    </style:style>
    <style:style style:name="T145" style:parent-style-name="DefaultParagraphFont" style:family="text">
      <style:text-properties style:font-name="Arial" fo:font-size="10pt" style:font-size-asian="10pt"/>
    </style:style>
    <style:style style:family="graphic" style:name="a20">
      <style:graphic-properties draw:fill="none" draw:stroke="solid" svg:stroke-width="0.00694in" svg:stroke-color="#5b9bd5" draw:marker-end="a19" svg:stroke-opacity="100%" draw:stroke-linejoin="miter" svg:stroke-linecap="butt"/>
    </style:style>
    <style:style style:family="graphic" style:name="a22">
      <style:graphic-properties draw:fill="none" draw:stroke="solid" svg:stroke-width="0.00694in" svg:stroke-color="#5b9bd5" draw:marker-end="a21" svg:stroke-opacity="100%" draw:stroke-linejoin="miter" svg:stroke-linecap="butt"/>
    </style:style>
    <style:style style:family="graphic" style:name="a23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24" style:parent-style-name="Graphics">
      <style:graphic-properties fo:wrap-option="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ge-content" style:horizontal-pos="right" style:vertical-pos="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0694in" svg:stroke-color="#5b9bd5" draw:marker-end="a9" svg:stroke-opacity="100%" draw:stroke-linejoin="miter" svg:stroke-linecap="butt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draw:fill="none" draw:stroke="solid" svg:stroke-width="0.00694in" svg:stroke-color="#5b9bd5" draw:marker-end="a12" svg:stroke-opacity="100%" draw:stroke-linejoin="miter" svg:stroke-linecap="butt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0694in" svg:stroke-color="#5b9bd5" draw:marker-end="a15" svg:stroke-opacity="100%" draw:stroke-linejoin="miter" svg:stroke-linecap="butt"/>
    </style:style>
    <style:style style:family="graphic" style:name="a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none" draw:stroke="solid" svg:stroke-width="0.00694in" svg:stroke-color="#5b9bd5" draw:marker-end="a1" svg:stroke-opacity="100%" draw:stroke-linejoin="miter" svg:stroke-linecap="butt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0694in" svg:stroke-color="#5b9bd5" draw:marker-end="a6" svg:stroke-opacity="100%" draw:stroke-linejoin="miter" svg:stroke-linecap="butt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line-break/></text:p>
      <text:p text:style-name="P9"/>
      <text:p text:style-name="P10">DARK NIGHT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 Philippines,<text:s/>Diliman</text:p>
      <text:p text:style-name="P28"/>
      <text:p text:style-name="P29"/>
      <text:p text:style-name="P30"/>
      <text:p text:style-name="P31"/>
      <text:p text:style-name="P32">Submitted by:</text:p>
      <text:p text:style-name="P33"/>
      <text:p text:style-name="P34"/>
      <text:p text:style-name="P35">Jahziel Rae M. Arceo</text:p>
      <text:p text:style-name="P36">Hans Gustaf G. Capiral</text:p>
      <text:p text:style-name="P37">Ethan Fredric Y. Tan</text:p>
      <text:p text:style-name="Standard"/>
      <text:p text:style-name="Standard"/>
      <text:p text:style-name="Standard"/>
      <text:p text:style-name="Standard"/>
      <text:p text:style-name="Standard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6-2017</text:span></text:p>
      <text:p text:style-name="P46"/>
      <text:soft-page-break/>
      <text:p text:style-name="P47">Unique Reference:</text:p>
      <text:p text:style-name="P48"><text:span text:style-name="T49">The<text:s/></text:span><text:span text:style-name="T50">documents are stored in<text:s/></text:span><text:a xlink:href="https://github.com/pogirae/CS191-ACT-Repository/tree/master/01-Project%20Documents" office:target-frame-name="_top" xlink:show="replace"><text:span text:style-name="T51">https://github.com/pogirae/CS191-ACT-Repository/tree/master/01-Project%20Documents</text:span></text:a><text:span text:style-name="T52">.</text:span></text:p>
      <text:p text:style-name="P53"/>
      <text:p text:style-name="P54">Document Purpose:</text:p>
      <text:p text:style-name="P55">To give general information<text:s/>about the project being done.</text:p>
      <text:p text:style-name="P56"/>
      <text:p text:style-name="P57">Target Audience:</text:p>
      <text:p text:style-name="P58">Developers, professors, and anyone who wants to improve the project.</text:p>
      <text:p text:style-name="P59"/>
      <text:p text:style-name="P60"/>
      <text:p text:style-name="P61">Revision Control: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header-rows>
          <table:table-row table:style-name="TableRow67">
            <table:table-cell table:style-name="TableCell68">
              <text:p text:style-name="P69">Revision Date</text:p>
            </table:table-cell>
            <table:table-cell table:style-name="TableCell70">
              <text:p text:style-name="P71">Person Responsible</text:p>
            </table:table-cell>
            <table:table-cell table:style-name="TableCell72">
              <text:p text:style-name="P73">Version</text:p>
              <text:p text:style-name="P74">Number</text:p>
            </table:table-cell>
            <table:table-cell table:style-name="TableCell75">
              <text:p text:style-name="P76">Modification</text:p>
            </table:table-cell>
          </table:table-row>
        </table:table-header-rows>
        <table:table-row table:style-name="TableRow77">
          <table:table-cell table:style-name="TableCell78">
            <text:p text:style-name="P79">09/07/16</text:p>
          </table:table-cell>
          <table:table-cell table:style-name="TableCell80">
            <text:p text:style-name="P81">Jahziel Rae Arceo</text:p>
          </table:table-cell>
          <table:table-cell table:style-name="TableCell82">
            <text:p text:style-name="P83">1.0</text:p>
          </table:table-cell>
          <table:table-cell table:style-name="TableCell84">
            <text:p text:style-name="P85">Initial document and context diagram.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soft-page-break/>
      <text:p text:style-name="P96"><text:span text:style-name="T97"><draw:g draw:z-index="251679744" draw:name="Group 19" draw:id="id16" draw:style-name="a23" text:anchor-type="paragraph"><svg:title/><svg:desc/><draw:custom-shape svg:x="0in" svg:y="1.13274in" svg:width="1.80208in" svg:height="1.75in" draw:id="id0" draw:style-name="a0" draw:name="Oval 2"><svg:title/><svg:desc/><text:p text:style-name="P98">GAM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80198in" svg:y1="1.94957in" svg:x2="2.88531in" svg:y2="1.94957in" draw:id="id1" draw:style-name="a2" draw:name="Straight Arrow Connector 3"><svg:title/><svg:desc/></draw:connector><draw:custom-shape svg:x="2.91584in" svg:y="1.81096in" svg:width="0.90625in" svg:height="0.90625in" draw:id="id2" draw:style-name="a3" draw:name="Rectangle 5"><svg:title/><svg:desc/><text:p text:style-name="P99">Player</text:p><draw:enhanced-geometry draw:type="non-primitive" svg:viewBox="0 0 21600 21600" draw:enhanced-path="M 0 0 L 21600 0 21600 21600 0 21600 Z N"/></draw:custom-shape><draw:frame draw:id="id3" draw:style-name="a4" draw:name="Text Box 2" svg:x="1.76238in" svg:y="1.74743in" svg:width="1.1in" svg:height="0.25694in" style:rel-width="scale" style:rel-height="scale"><draw:text-box><text:p text:style-name="P100">Improve accuracy</text:p></draw:text-box><svg:title/><svg:desc/></draw:frame><draw:custom-shape svg:x="2.13366in" svg:y="0.43472in" svg:width="0.75in" svg:height="0.47917in" draw:id="id4" draw:style-name="a5" draw:name="Rectangle 6"><svg:title/><svg:desc/><text:p text:style-name="P101">NPC</text:p><draw:enhanced-geometry draw:type="non-primitive" svg:viewBox="0 0 21600 21600" draw:enhanced-path="M 0 0 L 21600 0 21600 21600 0 21600 Z N"/></draw:custom-shape><draw:connector draw:type="line" svg:x1="2.93193in" svg:y1="2.1773in" svg:x2="1.80693in" svg:y2="2.1773in" draw:id="id5" draw:style-name="a7" draw:name="Straight Arrow Connector 7"><svg:title/><svg:desc/></draw:connector><draw:frame draw:id="id6" draw:style-name="a8" draw:name="Text Box 2" svg:x="1.92574in" svg:y="2.13769in" svg:width="1.14583in" svg:height="0.2625in" style:rel-width="scale" style:rel-height="scale"><draw:text-box><text:p text:style-name="P102">Player controls</text:p></draw:text-box><svg:title/><svg:desc/></draw:frame><draw:connector draw:type="line" svg:x1="2.4901in" svg:y1="0.83076in" svg:x2="3.32343in" svg:y2="1.74743in" draw:id="id7" draw:style-name="a10" draw:name="Straight Arrow Connector 10"><svg:title/><svg:desc/></draw:connector><draw:frame draw:id="id8" draw:style-name="a11" draw:transform="translate(-0.26528in -0.15625in) rotate(-0.80405) translate(3.04003in 1.31127in)" draw:name="Text Box 2" svg:width="0.53056in" svg:height="0.3125in" style:rel-width="scale" style:rel-height="scale"><draw:text-box><text:p text:style-name="P103">Attack</text:p></draw:text-box><svg:title/><svg:desc/></draw:frame><draw:connector draw:type="line" svg:x1="2.92172in" svg:y1="2.50898in" svg:x2="1.70297in" svg:y2="2.50898in" draw:id="id9" draw:style-name="a13" draw:name="Straight Arrow Connector 12"><svg:title/><svg:desc/></draw:connector><draw:frame draw:id="id10" draw:style-name="a14" draw:name="Text Box 2" svg:x="1.92574in" svg:y="2.47438in" svg:width="1.14583in" svg:height="0.27222in" style:rel-width="scale" style:rel-height="scale"><draw:text-box><text:p text:style-name="P104">Change items</text:p></draw:text-box><svg:title/><svg:desc/></draw:frame><draw:connector draw:type="line" svg:x1="3.22339in" svg:y1="1.86026in" svg:x2="2.41089in" svg:y2="0.96442in" draw:id="id11" draw:style-name="a16" draw:name="Straight Arrow Connector 14"><svg:title/><svg:desc/></draw:connector><draw:frame draw:id="id12" draw:style-name="a17" draw:transform="translate(-0.32153in -0.15625in) rotate(-0.81179) translate(2.79925in 1.5687in)" draw:name="Text Box 2" svg:width="0.64306in" svg:height="0.3125in" style:rel-width="scale" style:rel-height="scale"><draw:text-box><text:p text:style-name="P105">Attack</text:p></draw:text-box><svg:title/><svg:desc/></draw:frame><draw:custom-shape svg:x="1.4901in" svg:y="3.09314in" svg:width="1.36458in" svg:height="1.03125in" draw:id="id13" draw:style-name="a18" draw:name="Oval 16"><svg:title/><svg:desc/><text:p text:style-name="P106">SOUND OUTPU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22772in" svg:y1="2.79116in" svg:x2="1.64439in" svg:y2="3.24949in" draw:id="id14" draw:style-name="a20" draw:name="Straight Arrow Connector 17"><svg:title/><svg:desc/></draw:connector><draw:connector draw:type="line" svg:x1="2.80198in" svg:y1="3.44452in" svg:x2="3.29156in" svg:y2="2.7466in" draw:id="id15" draw:style-name="a22" draw:name="Straight Arrow Connector 18"><svg:title/><svg:desc/></draw:connector></draw:g></text:span><text:span text:style-name="T107"><draw:frame draw:z-index="251657216" draw:id="id17" draw:style-name="a24" draw:name="Frame1" text:anchor-type="paragraph" svg:x="0in" svg:y="0in" svg:width="6.73958in" svg:height="4.53889in" style:rel-width="scale" style:rel-height="scale"><draw:text-box><text:p text:style-name="P108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9"/><text:p text:style-name="P110"/></draw:text-box><svg:title/><svg:desc/></draw:frame></text:span><text:span text:style-name="T111">Figure 1.1.<text:s/></text:span><text:span text:style-name="T112">Context Diagram</text:span></text:p>
      <text:p text:style-name="P113"/>
      <text:p text:style-name="P114"><text:span text:style-name="T115">Project Title</text:span><text:span text:style-name="T116">:</text:span><text:span text:style-name="T117"><text:tab/></text:span><text:span text:style-name="T118">Dark Night</text:span></text:p>
      <text:p text:style-name="P119"/>
      <text:p text:style-name="P120"><text:span text:style-name="T121">Description</text:span><text:span text:style-name="T122">:</text:span><text:span text:style-name="T123"><text:tab/></text:span><text:span text:style-name="T124">This is a game running under Python code. It does not necessarily use video rendering for the game to be playable. The game can be played by using a headphone. Such paradigm will be useful for people who are blind, a</text:span><text:span text:style-name="T125">nd also to people who are not.</text:span></text:p>
      <text:p text:style-name="P126"/>
      <text:p text:style-name="P127"/>
      <text:p text:style-name="P128"><text:span text:style-name="T129">Context Diagram</text:span><text:span text:style-name="T130">:</text:span></text:p>
      <text:p text:style-name="P131"/>
      <text:p text:style-name="P132"><text:span text:style-name="T133">Entities</text:span><text:span text:style-name="T134">:</text:span></text:p>
      <text:p text:style-name="P135">Player, NPC</text:p>
      <text:p text:style-name="P136"/>
      <text:p text:style-name="P137">Major Inputs:</text:p>
      <text:p text:style-name="P138">Player controls (W, A, S, D, arrow buttons)</text:p>
      <text:p text:style-name="P139"/>
      <text:p text:style-name="P140">Major Outputs:</text:p>
      <text:p text:style-name="P141">Game movements, stereo sound output</text:p>
      <text:p text:style-name="P142"/>
      <text:p text:style-name="P143">Major Functionalities:</text:p>
      <text:p text:style-name="P144"><text:span text:style-name="T145">Move, attack, change items, improve accurac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15" svg:viewBox="0 0 20 30" svg:d="m10 0-10 30h20z"/>
    <draw:marker draw:name="a21" svg:viewBox="0 0 20 30" svg:d="m10 0-10 30h20z"/>
    <draw:marker draw:name="a1" svg:viewBox="0 0 20 30" svg:d="m10 0-10 30h20z"/>
    <draw:marker draw:name="a9" svg:viewBox="0 0 20 30" svg:d="m10 0-10 30h20z"/>
    <draw:marker draw:name="a12" svg:viewBox="0 0 20 30" svg:d="m10 0-10 30h20z"/>
    <draw:marker draw:name="a19" svg:viewBox="0 0 20 30" svg:d="m10 0-10 30h20z"/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Dark Night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Legend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Jahziel Rae Arceo</dc:creator>
    <meta:creation-date>2016-09-07T02:25:00Z</meta:creation-date>
    <dc:date>2016-09-07T15:00:00Z</dc:date>
    <meta:template xlink:href="Normal" xlink:type="simple"/>
    <meta:editing-cycles>5</meta:editing-cycles>
    <meta:editing-duration>PT216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224" meta:character-count="1499" meta:row-count="10" meta:non-whitespace-character-count="1277"/>
  </office:meta>
</office:document-meta>
</file>